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799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1.4126in"/>
    </style:style>
    <style:style style:name="co5" style:family="table-column">
      <style:table-column-properties fo:break-before="auto" style:column-width="2.4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ssuer \ CN</text:p>
          </table:table-cell>
          <table:table-cell table:style-name="ce1"/>
          <table:table-cell table:style-name="ce2" office:value-type="string">
            <text:p>Default CN</text:p>
          </table:table-cell>
          <table:table-cell table:style-name="ce2" office:value-type="string">
            <text:p>User-supplied CN</text:p>
          </table:table-cell>
          <table:table-cell table:style-name="ce2" office:value-type="string">
            <text:p>Replicate remote server certificate</text:p>
          </table:table-cell>
        </table:table-row>
        <table:table-row table:style-name="ro1">
          <table:table-cell table:style-name="ce2" table:number-columns-repeated="2"/>
          <table:table-cell table:style-name="ce5" office:value-type="string">
            <text:p>(unless –no-default-cn)</text:p>
          </table:table-cell>
          <table:table-cell table:style-name="ce5" office:value-type="string">
            <text:p>(if –user-cn supplied)</text:p>
          </table:table-cell>
          <table:table-cell table:style-name="ce5" office:value-type="string">
            <text:p>(if –server supplied)</text:p>
          </table:table-cell>
        </table:table-row>
        <table:table-row table:style-name="ro1">
          <table:table-cell office:value-type="string">
            <text:p>Self</text:p>
          </table:table-cell>
          <table:table-cell office:value-type="string">
            <text:p>(unless –no-self-sign)</text:p>
          </table:table-cell>
          <table:table-cell table:number-columns-repeated="3"/>
        </table:table-row>
        <table:table-row table:style-name="ro1">
          <table:table-cell office:value-type="string">
            <text:p>User-supplier certificate</text:p>
          </table:table-cell>
          <table:table-cell office:value-type="string">
            <text:p>(if –user-cert/key supplied)</text:p>
          </table:table-cell>
          <table:table-cell table:number-columns-repeated="3"/>
        </table:table-row>
        <table:table-row table:style-name="ro1">
          <table:table-cell office:value-type="string">
            <text:p>User-supplied CA</text:p>
          </table:table-cell>
          <table:table-cell office:value-type="string">
            <text:p>(if –user-ca-cert/key supplied)</text:p>
          </table:table-cell>
          <table:table-cell table:number-columns-repeated="3"/>
        </table:table-row>
        <table:table-row table:style-name="ro1">
          <table:table-cell office:value-type="string">
            <text:p>An intermediate CA with CA:FALSE basic constraint</text:p>
          </table:table-cell>
          <table:table-cell office:value-type="string">
            <text:p>(if –user-ca-cert/key supplied)</text:p>
          </table:table-cell>
          <table:table-cell table:number-columns-repeated="3"/>
        </table:table-row>
        <table:table-row table:style-name="ro1">
          <table:table-cell office:value-type="string">
            <text:p>An intermediate CA with CA:FALSE basic constraint</text:p>
          </table:table-cell>
          <table:table-cell office:value-type="string">
            <text:p>(if –user-ca-cert/key supplied)</text:p>
          </table:table-cell>
          <table:table-cell table:number-columns-repeated="3"/>
        </table:table-row>
        <table:table-row table:style-name="ro1">
          <table:table-cell office:value-type="string">
            <text:p>An intermediate CA without basic constraints</text:p>
          </table:table-cell>
          <table:table-cell office:value-type="string">
            <text:p>(if –user-ca-cert/key supplied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06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e Bezroutchko</meta:initial-creator>
    <meta:creation-date>2012-05-04T00:59:41</meta:creation-date>
    <dc:date>2012-05-04T06:20:30</dc:date>
    <dc:creator>Alexandre Bezroutchko</dc:creator>
    <meta:editing-duration>PT5H5M39S</meta:editing-duration>
    <meta:editing-cycles>1</meta:editing-cycles>
    <meta:document-statistic meta:table-count="3" meta:cell-count="19" meta:object-count="0"/>
    <meta:generator>LibreOffice/3.3$Unix LibreOffice_project/330m19$Build-401</meta:generator>
  </office:meta>
</office:document-meta>
</file>